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top="0.42cm" fo:margin-bottom="0.35cm"/>
      <style:text-properties fo:font-size="16pt" style:font-size-asian="16pt" style:font-size-complex="16pt"/>
    </style:style>
    <style:style style:name="P2" style:family="paragraph">
      <style:paragraph-properties fo:margin-top="0.42cm" fo:margin-bottom="0.35cm" fo:line-height="100%"/>
      <style:text-properties fo:font-size="16pt" style:font-size-asian="16pt" style:font-size-complex="16pt"/>
    </style:style>
    <style:style style:name="P3" style:family="paragraph">
      <style:text-properties fo:font-size="16.8999996185303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3" style:family="text">
      <style:text-properties fo:font-family="'Times New Roman'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26.035cm" svg:height="17.985cm" svg:x="0.631cm" svg:y="0.757cm">
          <draw:text-box>
            <text:p text:style-name="P1"><text:span text:style-name="T1">&lt;Resources&gt; </text:span></text:p>
            <text:p text:style-name="P1"><text:span text:style-name="T2">&lt;Resource&gt; </text:span></text:p>
            <text:p text:style-name="P2"><text:span text:style-name="T2">&lt;ResourceMatch MatchId="urn:oasis:names:tc:xacml:1.0:function:string-equal"&gt; </text:span></text:p>
            <text:p text:style-name="P2"><text:span text:style-name="T2">&lt;AttributeValue DataType="</text:span><text:span text:style-name="T2"><text:a xlink:href="http://www.w3.org/2001/XMLSchema#string">http://www.w3.org/2001/XMLSchema#string</text:a></text:span><text:span text:style-name="T2">"&gt;ExternalGrades&lt;/AttributeValue&gt; </text:span></text:p>
            <text:p text:style-name="P2"><text:span text:style-name="T2">&lt;ResourceAttributeDesignator AttributeId="resource-class" DataType="</text:span><text:span text:style-name="T2"><text:a xlink:href="http://www.w3.org/2001/XMLSchema#string">http://www.w3.org/2001/XMLSchema#string</text:a></text:span><text:span text:style-name="T2">"/&gt; </text:span></text:p>
            <text:p text:style-name="P2"><text:span text:style-name="T2">&lt;/ResourceMatch&gt; </text:span></text:p>
            <text:p text:style-name="P2"><text:span text:style-name="T2">&lt;/Resource&gt; </text:span></text:p>
            <text:p text:style-name="P2"><text:span text:style-name="T2">&lt;Resource&gt; </text:span></text:p>
            <text:p text:style-name="P2"><text:span text:style-name="T2">&lt;ResourceMatch MatchId="urn:oasis:names:tc:xacml:1.0:function:string-equal"&gt; </text:span></text:p>
            <text:p text:style-name="P2"><text:span text:style-name="T2">&lt;AttributeValue DataType="</text:span><text:span text:style-name="T2"><text:a xlink:href="http://www.w3.org/2001/XMLSchema#string">http://www.w3.org/2001/XMLSchema#string</text:a></text:span><text:span text:style-name="T2">"&gt;InternalGrades&lt;/AttributeValue&gt; </text:span></text:p>
            <text:p text:style-name="P2"><text:span text:style-name="T3">&lt;ResourceAttributeDesignator AttributeId="resource-class" DataType="</text:span><text:span text:style-name="T3"><text:a xlink:href="http://www.w3.org/2001/XMLSchema#string">http://www.w3.org/2001/XMLSchema#string</text:a></text:span><text:span text:style-name="T3">"/&gt; </text:span></text:p>
            <text:p text:style-name="P2"><text:span text:style-name="T3">&lt;/ResourceMatch&gt; </text:span></text:p>
            <text:p text:style-name="P2"><text:span text:style-name="T3">&lt;/Resource&gt; </text:span></text:p>
            <text:p text:style-name="P2"><text:span text:style-name="T3">&lt;/Resources&gt;</text:span></text:p>
          </draw:text-box>
        </draw:frame>
        <draw:custom-shape draw:style-name="gr2" draw:text-style-name="P4" draw:layer="layout" svg:width="25.4cm" svg:height="8.89cm" svg:x="0.635cm" svg:y="0.6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.6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39cm" svg:x="1cm" svg:y="4.151cm" draw:page-number="1"/>
      <draw:page-thumbnail draw:layer="backgroundobjects" svg:width="9.294cm" svg:height="3.539cm" svg:x="1cm" svg:y="12.199cm"/>
      <draw:page-thumbnail draw:layer="backgroundobjects" svg:width="9.294cm" svg:height="3.539cm" svg:x="1cm" svg:y="20.247cm"/>
      <draw:page-thumbnail draw:layer="backgroundobjects" svg:width="9.294cm" svg:height="3.539cm" svg:x="11.295cm" svg:y="4.151cm"/>
      <draw:page-thumbnail draw:layer="backgroundobjects" svg:width="9.294cm" svg:height="3.539cm" svg:x="11.295cm" svg:y="12.199cm"/>
      <draw:page-thumbnail draw:layer="backgroundobjects" svg:width="9.294cm" svg:height="3.539cm" svg:x="11.295cm" svg:y="20.247cm"/>
    </style:handout-master>
    <style:master-page style:name="Default" style:page-layout-name="PM1" draw:style-name="Mdp1">
      <draw:frame presentation:style-name="Default-title" draw:layer="backgroundobjects" svg:width="24.003cm" svg:height="1.695cm" svg:x="1.33cm" svg:y="0.404cm" presentation:class="title" presentation:placeholder="true">
        <draw:text-box/>
      </draw:frame>
      <draw:frame presentation:style-name="Default-outline1" draw:layer="backgroundobjects" svg:width="24.003cm" svg:height="8.964cm" svg:x="1.33cm" svg:y="2.376cm" presentation:class="outline" presentation:placeholder="true">
        <draw:text-box/>
      </draw:frame>
      <draw:frame presentation:style-name="Mpr1" draw:text-style-name="MP1" draw:layer="backgroundobjects" svg:width="6.216cm" svg:height="0.7cm" svg:x="1.33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456cm" svg:height="0.7cm" svg:x="9.114cm" svg:y="9.2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16cm" svg:height="0.7cm" svg:x="19.117cm" svg:y="9.2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4-20T19:34:08</meta:creation-date>
    <meta:editing-duration>PT02H59M36S</meta:editing-duration>
    <meta:editing-cycles>8</meta:editing-cycles>
    <dc:date>2011-09-26T11:41:06</dc:date>
    <dc:creator>elkateb </dc:creator>
    <meta:generator>OpenOffice.org/3.2$Linux OpenOffice.org_project/320m19$Build-9505</meta:generator>
    <meta:document-statistic meta:object-count="25"/>
  </office:meta>
</office:document-meta>
</file>